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or.isSameWorkspace( DavResource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.getResour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torFactoryImpl.createResourceLocator( String prefix , String href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oca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.getWorkspa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FactoryImpl.createResourceLocator( String prefix , String workspacePath , String path , boolean isResourc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FactoryImpl.createResourceLocator( String prefix , String workspacePath , String resourc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.getRepositor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.isRoo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.Locator( String prefix , String resourcePath , DavLocatorFactory 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tor.isSameWorkspace(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.getHref( boolean isCol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torFactoryImpl.LocatorFactoryImpl( String repository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.getWorksp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